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xAssemblerTests.test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xAssemblerTests.testS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xAssemblerTests.testRegiste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xAssemblerTests.testGetMBeanOperatio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mxAssemblerTests.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AssemblerTests.testNotific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mxAssemblerTests.testDescription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xAssemblerTests.getObjec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AssemblerTests.testAttributeHasCorresponding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mxAssemblerTests.testRegister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xAssemblerTests.test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xAssemblerTests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xAssemblerTests.testOperation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xAssemblerTests.testMBean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xAssemblerTests.getMBeanInfoFrom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xAssemblerTests.testAttributeInfoHas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mxAssemblerTests.testGetMBeanAttribut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